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4f0d5" officeooo:paragraph-rsid="0014f0d5" style:font-size-asian="16pt" style:font-size-complex="16pt"/>
    </style:style>
    <style:style style:name="P2" style:family="paragraph" style:parent-style-name="Standard">
      <style:text-properties fo:font-size="16pt" officeooo:rsid="0016b23f" officeooo:paragraph-rsid="0016b23f" style:font-size-asian="16pt" style:font-size-complex="16pt"/>
    </style:style>
    <style:style style:name="P3" style:family="paragraph" style:parent-style-name="Standard">
      <style:text-properties fo:font-size="16pt" officeooo:rsid="0023d480" officeooo:paragraph-rsid="0023d480" style:font-size-asian="16pt" style:font-size-complex="16pt"/>
    </style:style>
    <style:style style:name="P4" style:family="paragraph" style:parent-style-name="Standard">
      <style:text-properties fo:font-size="16pt" officeooo:rsid="00237672" officeooo:paragraph-rsid="00237672" style:font-size-asian="14pt" style:font-size-complex="16pt"/>
    </style:style>
    <style:style style:name="P5" style:family="paragraph" style:parent-style-name="Standard">
      <style:text-properties fo:font-size="12pt" officeooo:rsid="0023d480" officeooo:paragraph-rsid="0023d480" style:font-size-asian="10.5pt" style:font-size-complex="12pt"/>
    </style:style>
    <style:style style:name="P6" style:family="paragraph" style:parent-style-name="Standard">
      <style:text-properties fo:font-size="12pt" officeooo:rsid="002a1fce" officeooo:paragraph-rsid="002a1fce" style:font-size-asian="10.5pt" style:font-size-complex="12pt"/>
    </style:style>
    <style:style style:name="P7" style:family="paragraph" style:parent-style-name="Standard">
      <style:text-properties fo:font-size="12pt" officeooo:rsid="002b82f2" officeooo:paragraph-rsid="002b82f2" style:font-size-asian="10.5pt" style:font-size-complex="12pt"/>
    </style:style>
    <style:style style:name="P8" style:family="paragraph" style:parent-style-name="Standard">
      <style:text-properties fo:font-size="12pt" officeooo:rsid="002f0374" officeooo:paragraph-rsid="002f0374" style:font-size-asian="10.5pt" style:font-size-complex="12pt"/>
    </style:style>
    <style:style style:name="P9" style:family="paragraph" style:parent-style-name="Standard">
      <style:text-properties fo:font-size="12pt" officeooo:rsid="002f0374" officeooo:paragraph-rsid="003b2c4d" style:font-size-asian="10.5pt" style:font-size-complex="12pt"/>
    </style:style>
    <style:style style:name="P10" style:family="paragraph" style:parent-style-name="Standard">
      <style:text-properties fo:font-size="12pt" officeooo:rsid="002f0374" officeooo:paragraph-rsid="00425ca3" style:font-size-asian="10.5pt" style:font-size-complex="12pt"/>
    </style:style>
    <style:style style:name="P11" style:family="paragraph" style:parent-style-name="Standard">
      <style:text-properties fo:font-size="12pt" officeooo:rsid="003b2c4d" officeooo:paragraph-rsid="003b2c4d" style:font-size-asian="10.5pt" style:font-size-complex="12pt"/>
    </style:style>
    <style:style style:name="P12" style:family="paragraph" style:parent-style-name="Standard">
      <style:text-properties fo:font-size="12pt" officeooo:rsid="0026a7d5" officeooo:paragraph-rsid="0026a7d5" style:font-size-asian="10.5pt" style:font-size-complex="12pt"/>
    </style:style>
    <style:style style:name="P13" style:family="paragraph" style:parent-style-name="Standard">
      <style:text-properties fo:font-size="12pt" officeooo:rsid="0016d535" officeooo:paragraph-rsid="0016d535" style:font-size-asian="10.5pt" style:font-size-complex="12pt"/>
    </style:style>
    <style:style style:name="P14" style:family="paragraph" style:parent-style-name="Standard">
      <style:text-properties fo:font-size="12pt" officeooo:rsid="00177f9e" officeooo:paragraph-rsid="00177f9e" style:font-size-asian="10.5pt" style:font-size-complex="12pt"/>
    </style:style>
    <style:style style:name="P15" style:family="paragraph" style:parent-style-name="Standard">
      <style:text-properties fo:font-size="12pt" officeooo:rsid="00197c97" officeooo:paragraph-rsid="00197c97" style:font-size-asian="10.5pt" style:font-size-complex="12pt"/>
    </style:style>
    <style:style style:name="P16" style:family="paragraph" style:parent-style-name="Standard">
      <style:text-properties fo:font-size="12pt" officeooo:rsid="001c2084" officeooo:paragraph-rsid="001e863d" style:font-size-asian="10.5pt" style:font-size-complex="12pt"/>
    </style:style>
    <style:style style:name="P17" style:family="paragraph" style:parent-style-name="Standard">
      <style:text-properties fo:font-size="12pt" officeooo:rsid="001c2084" officeooo:paragraph-rsid="001c2084" style:font-size-asian="10.5pt" style:font-size-complex="12pt"/>
    </style:style>
    <style:style style:name="P18" style:family="paragraph" style:parent-style-name="Standard">
      <style:text-properties fo:font-size="12pt" officeooo:rsid="0019c9bd" officeooo:paragraph-rsid="0019c9bd" style:font-size-asian="10.5pt" style:font-size-complex="12pt"/>
    </style:style>
    <style:style style:name="P19" style:family="paragraph" style:parent-style-name="Standard">
      <style:text-properties fo:font-size="12pt" officeooo:rsid="001b3d3d" officeooo:paragraph-rsid="001b3d3d" style:font-size-asian="10.5pt" style:font-size-complex="12pt"/>
    </style:style>
    <style:style style:name="P20" style:family="paragraph" style:parent-style-name="Standard">
      <style:text-properties fo:font-size="12pt" officeooo:rsid="001b6d00" officeooo:paragraph-rsid="001b6d00" style:font-size-asian="10.5pt" style:font-size-complex="12pt"/>
    </style:style>
    <style:style style:name="P21" style:family="paragraph" style:parent-style-name="Standard">
      <style:text-properties fo:font-size="12pt" officeooo:rsid="00237672" officeooo:paragraph-rsid="00237672" style:font-size-asian="10.5pt" style:font-size-complex="12pt"/>
    </style:style>
    <style:style style:name="P22" style:family="paragraph" style:parent-style-name="Standard">
      <style:text-properties fo:font-size="12pt" officeooo:rsid="00267a4a" officeooo:paragraph-rsid="00267a4a" style:font-size-asian="10.5pt" style:font-size-complex="12pt"/>
    </style:style>
    <style:style style:name="P23" style:family="paragraph" style:parent-style-name="Standard">
      <style:text-properties fo:font-size="12pt" officeooo:rsid="0043792c" officeooo:paragraph-rsid="0043792c" style:font-size-asian="10.5pt" style:font-size-complex="12pt"/>
    </style:style>
    <style:style style:name="P24" style:family="paragraph" style:parent-style-name="Standard">
      <style:text-properties fo:font-size="12pt" officeooo:rsid="004709be" officeooo:paragraph-rsid="004709be" style:font-size-asian="10.5pt" style:font-size-complex="12pt"/>
    </style:style>
    <style:style style:name="P25" style:family="paragraph" style:parent-style-name="Standard">
      <style:text-properties fo:font-size="12pt" officeooo:rsid="0047a0e4" officeooo:paragraph-rsid="0047a0e4" style:font-size-asian="10.5pt" style:font-size-complex="12pt"/>
    </style:style>
    <style:style style:name="P26" style:family="paragraph" style:parent-style-name="Standard">
      <style:text-properties officeooo:rsid="001386d1" officeooo:paragraph-rsid="001386d1"/>
    </style:style>
    <style:style style:name="P27" style:family="paragraph" style:parent-style-name="Standard">
      <style:text-properties officeooo:rsid="0014f0d5" officeooo:paragraph-rsid="0014f0d5"/>
    </style:style>
    <style:style style:name="P28" style:family="paragraph" style:parent-style-name="Standard">
      <style:text-properties officeooo:rsid="0016b23f" officeooo:paragraph-rsid="0016b23f"/>
    </style:style>
    <style:style style:name="P29" style:family="paragraph" style:parent-style-name="Standard">
      <style:paragraph-properties fo:text-align="center" style:justify-single-word="false">
        <style:tab-stops>
          <style:tab-stop style:position="8.996cm"/>
        </style:tab-stops>
      </style:paragraph-properties>
      <style:text-properties fo:font-size="20pt" fo:font-weight="bold" officeooo:rsid="001386d1" officeooo:paragraph-rsid="001386d1" style:font-size-asian="20pt" style:font-weight-asian="bold" style:font-size-complex="20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9c9bd"/>
    </style:style>
    <style:style style:name="T3" style:family="text">
      <style:text-properties officeooo:rsid="001afa7a"/>
    </style:style>
    <style:style style:name="T4" style:family="text">
      <style:text-properties officeooo:rsid="001d29e9"/>
    </style:style>
    <style:style style:name="T5" style:family="text">
      <style:text-properties officeooo:rsid="001d618a"/>
    </style:style>
    <style:style style:name="T6" style:family="text">
      <style:text-properties officeooo:rsid="001d7f56"/>
    </style:style>
    <style:style style:name="T7" style:family="text">
      <style:text-properties officeooo:rsid="001e863d"/>
    </style:style>
    <style:style style:name="T8" style:family="text">
      <style:text-properties officeooo:rsid="001fccd9"/>
    </style:style>
    <style:style style:name="T9" style:family="text">
      <style:text-properties officeooo:rsid="0022228e"/>
    </style:style>
    <style:style style:name="T10" style:family="text">
      <style:text-properties officeooo:rsid="0026a7d5"/>
    </style:style>
    <style:style style:name="T11" style:family="text">
      <style:text-properties officeooo:rsid="002753dc"/>
    </style:style>
    <style:style style:name="T12" style:family="text">
      <style:text-properties officeooo:rsid="0027c18b"/>
    </style:style>
    <style:style style:name="T13" style:family="text">
      <style:text-properties officeooo:rsid="0027fc75"/>
    </style:style>
    <style:style style:name="T14" style:family="text">
      <style:text-properties officeooo:rsid="0028bc06"/>
    </style:style>
    <style:style style:name="T15" style:family="text">
      <style:text-properties officeooo:rsid="00294247"/>
    </style:style>
    <style:style style:name="T16" style:family="text">
      <style:text-properties officeooo:rsid="002b6308"/>
    </style:style>
    <style:style style:name="T17" style:family="text">
      <style:text-properties officeooo:rsid="002b82f2"/>
    </style:style>
    <style:style style:name="T18" style:family="text">
      <style:text-properties officeooo:rsid="002d5f21"/>
    </style:style>
    <style:style style:name="T19" style:family="text">
      <style:text-properties officeooo:rsid="002e915b"/>
    </style:style>
    <style:style style:name="T20" style:family="text">
      <style:text-properties officeooo:rsid="002f0374"/>
    </style:style>
    <style:style style:name="T21" style:family="text">
      <style:text-properties officeooo:rsid="00309c21"/>
    </style:style>
    <style:style style:name="T22" style:family="text">
      <style:text-properties officeooo:rsid="0031d674"/>
    </style:style>
    <style:style style:name="T23" style:family="text">
      <style:text-properties officeooo:rsid="0032eb0d"/>
    </style:style>
    <style:style style:name="T24" style:family="text">
      <style:text-properties officeooo:rsid="0034e6e9"/>
    </style:style>
    <style:style style:name="T25" style:family="text">
      <style:text-properties officeooo:rsid="00363986"/>
    </style:style>
    <style:style style:name="T26" style:family="text">
      <style:text-properties officeooo:rsid="0036daf2"/>
    </style:style>
    <style:style style:name="T27" style:family="text">
      <style:text-properties officeooo:rsid="00379ce6"/>
    </style:style>
    <style:style style:name="T28" style:family="text">
      <style:text-properties officeooo:rsid="0039211a"/>
    </style:style>
    <style:style style:name="T29" style:family="text">
      <style:text-properties officeooo:rsid="0039342a"/>
    </style:style>
    <style:style style:name="T30" style:family="text">
      <style:text-properties officeooo:rsid="003b2c4d"/>
    </style:style>
    <style:style style:name="T31" style:family="text">
      <style:text-properties officeooo:rsid="003ca5f2"/>
    </style:style>
    <style:style style:name="T32" style:family="text">
      <style:text-properties officeooo:rsid="003e02aa"/>
    </style:style>
    <style:style style:name="T33" style:family="text">
      <style:text-properties officeooo:rsid="003f39ab"/>
    </style:style>
    <style:style style:name="T34" style:family="text">
      <style:text-properties officeooo:rsid="00412030"/>
    </style:style>
    <style:style style:name="T35" style:family="text">
      <style:text-properties officeooo:rsid="00413477"/>
    </style:style>
    <style:style style:name="T36" style:family="text">
      <style:text-properties officeooo:rsid="00440209"/>
    </style:style>
    <style:style style:name="T37" style:family="text">
      <style:text-properties officeooo:rsid="00458a85"/>
    </style:style>
    <style:style style:name="T38" style:family="text">
      <style:text-properties officeooo:rsid="004697c4"/>
    </style:style>
    <style:style style:name="T39" style:family="text">
      <style:text-properties officeooo:rsid="00476d3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48dc25"/>
    </style:style>
    <style:style style:name="T42" style:family="text">
      <style:text-properties officeooo:rsid="004abc45"/>
    </style:style>
    <style:style style:name="T43" style:family="text">
      <style:text-properties officeooo:rsid="004bbf42"/>
    </style:style>
    <style:style style:name="T44" style:family="text">
      <style:text-properties officeooo:rsid="004c079e"/>
    </style:style>
    <style:style style:name="T45" style:family="text">
      <style:text-properties officeooo:rsid="004d5028"/>
    </style:style>
    <style:style style:name="T46" style:family="text">
      <style:text-properties style:text-line-through-style="solid" style:text-line-through-type="single" fo:font-weight="bold" style:font-weight-asian="bold" style:font-weight-complex="bold"/>
    </style:style>
    <style:style style:name="T47" style:family="text">
      <style:text-properties officeooo:rsid="004fb89a"/>
    </style:style>
    <style:style style:name="T48" style:family="text">
      <style:text-properties officeooo:rsid="00522e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GDD PokéTFT</text:p>
      <text:p text:style-name="P26"/>
      <text:p text:style-name="P26"/>
      <text:p text:style-name="P26"/>
      <text:p text:style-name="P26"/>
      <text:p text:style-name="P1">1) Histoire</text:p>
      <text:p text:style-name="P27"><text:span text:style-name="T1"/></text:p>
      <text:p text:style-name="P13">Peut-être développer un truc pour définir pourquoi ils sont dans cet univers.</text:p>
      <text:p text:style-name="P27"><text:span text:style-name="T1"/></text:p>
      <text:p text:style-name="P1">2) Personnages</text:p>
      <text:p text:style-name="P27"><text:span text:style-name="T1"/></text:p>
      <text:p text:style-name="P14">- les pokémons (d’abord quelques uns de la 1G) :</text:p>
      <text:p text:style-name="P15">faire des modèles 3D pour pouvoir les voir de face ou de dos. Garder leurs types et peut être leur ajouter d’autres en fonctions de leur lores / formes / autre. Leur compétences est leur attaque phare ou alors une attaque qu’ils peuvent avoir. Faire des animations de déplacement, d’attaque de KO.</text:p>
      <text:p text:style-name="P16">Les pokemons ont un niveau d’évolution qui correspond au niveau d’étoiles de TFT : carapuce 1 étoiles puis évolue en carabaffe 2 étoiles et tortank 3 étoiles. Si pas 3 évolutions, inventer une nouvelle forme ? <text:span text:style-name="T4">(il faut 3 carapuce</text:span><text:span text:style-name="T11">s</text:span><text:span text:style-name="T4"> pour faire un carabaffe et 3 carabaffe</text:span><text:span text:style-name="T11">s</text:span><text:span text:style-name="T4"> pour faire un tortank</text:span><text:span text:style-name="T5">). </text:span><text:span text:style-name="T6">(Ou alors les pokemons deviennent juste plus </text:span><text:span text:style-name="T12">forts</text:span><text:span text:style-name="T6"> quand ils augmentent d’étoiles et on peut avoir plusieurs pokémons d’une même lignée d’évolutions et ça donne un bonus.).</text:span></text:p>
      <text:p text:style-name="P14"/>
      <text:p text:style-name="P14">- les dresseurs : <text:span text:style-name="T13">dresseur basique puis plusieurs modèles de dresseurs que l’utilisateur </text:span><text:span text:style-name="T14">peut</text:span><text:span text:style-name="T13"> choisir.</text:span></text:p>
      <text:p text:style-name="P27"><text:span text:style-name="T1"/></text:p>
      <text:p text:style-name="P1">3) Gameplay</text:p>
      <text:p text:style-name="P27"><text:span text:style-name="T1"/></text:p>
      <text:p text:style-name="P15">Le joueur incarne un dresseur pokémon, il peut acheter et vendre des pokémons (il possède peu de pokédollars et les pokémons coûtent pas chers). <text:span text:style-name="T2">Il peut aussi acheter de l’xp. L’xp permet de gagner des niveaux, à chaque niveau gagné, le dresseur gagne 1 emplacement sur son plateau. Il gagne 2 xp après chaque combat. Au début de chaque tour, le joueur a un temps défini pour placer ses pokémons sur son plateau. A la fin de ce temps imparti, il rappelle ses pokémons dans les balls, se téléporte vers un champ de bataille puis relance ses balls pour faire sortir ses pokémons à l’emplacement où il les avait placé auparavant. </text:span><text:span text:style-name="T7">Le joueur peut également roll la boutique</text:span></text:p>
      <text:p text:style-name="P18"/>
      <text:p text:style-name="P18"/>
      <text:p text:style-name="P18">Pour plus tard : </text:p>
      <text:p text:style-name="P18">- Système d’objets (utiliser celui de pokémo<text:span text:style-name="T3">n</text:span> ? Potions, attaque + etc?)</text:p>
      <text:p text:style-name="P18">- Système d’augment</text:p>
      <text:p text:style-name="P18">- Système d’anomalies qui change quelques trucs dans la partie</text:p>
      <text:p text:style-name="P27"><text:span text:style-name="T1"/></text:p>
      <text:p text:style-name="P1">4) Art</text:p>
      <text:p text:style-name="P27"><text:span text:style-name="T1"/></text:p>
      <text:p text:style-name="P19">Trouver des modèles libres de droits sur internet (ou alors les faire moi-même mais chiant)</text:p>
      <text:p text:style-name="P27"><text:span text:style-name="T1"/></text:p>
      <text:p text:style-name="P1">5) Sons et musiques</text:p>
      <text:p text:style-name="P27"><text:span text:style-name="T1"/></text:p>
      <text:p text:style-name="P20">Musiques de pokémon</text:p>
      <text:p text:style-name="P27"><text:span text:style-name="T1"/></text:p>
      <text:p text:style-name="P28"><text:soft-page-break/><text:span text:style-name="T1">6) Interfaces utilisateurs</text:span></text:p>
      <text:p text:style-name="P28"><text:span text:style-name="T1"/></text:p>
      <text:p text:style-name="P17">Du style de TFT mais adapté à Pokémon (mettre screen quand j’aurai fait les design)</text:p>
      <text:p text:style-name="P17">Boutons paramètres, préparer ses compos, <text:span text:style-name="T7">acheter de l’xp, roll la boutique, </text:span><text:span text:style-name="T8">preview de 5 pokémons. </text:span><text:span text:style-name="T9">tchat</text:span></text:p>
      <text:p text:style-name="P28"><text:span text:style-name="T1"/></text:p>
      <text:p text:style-name="P2">7) Contrôles du jeu</text:p>
      <text:p text:style-name="P28"><text:span text:style-name="T1"/></text:p>
      <text:p text:style-name="P21">drag and drop pour placer ces champions,</text:p>
      <text:p text:style-name="P21">possibilité de bind ses touches pour vendre / roll / acheter de l’xp</text:p>
      <text:p text:style-name="P4"/>
      <text:p text:style-name="P3">8) Choix techniques</text:p>
      <text:p text:style-name="P5"/>
      <text:p text:style-name="P5">- le réseau :</text:p>
      <text:p text:style-name="P5"/>
      <text:p text:style-name="P5">utiliser un framework : photon, mirror , autre (détailler le choix)</text:p>
      <text:p text:style-name="P5"/>
      <text:p text:style-name="P6"><text:span text:style-name="T46">Netcode for GameObjects (NGO) :</text:span> <text:span text:style-name="T16">a l’air très simple d’utilisation, </text:span><text:span text:style-name="T23">gratuit,</text:span><text:span text:style-name="T16"> a l’air adapté aux jeux multi en coop </text:span><text:span text:style-name="T17">casual, pas trop fait pour du multijoueur a grande échelle </text:span><text:span text:style-name="T19">=&gt; pas trop adapté au projet</text:span></text:p>
      <text:p text:style-name="P6"/>
      <text:p text:style-name="P7"><text:span text:style-name="T46">Netcode for Entities :</text:span> fait pour des jeux massivement multijoueurs et compétitifs, <text:span text:style-name="T18">possède des features implémentées (compensation de lag, prédiction, etc), </text:span><text:span text:style-name="T20">utilise le Entity Component System, </text:span><text:span text:style-name="T23">gratuit, </text:span><text:span text:style-name="T24">très flexible (on peut tout faire avec), </text:span><text:span text:style-name="T47">assez complexe à utiliser, pas trop fan</text:span></text:p>
      <text:p text:style-name="P5"/>
      <text:p text:style-name="P8"><text:span text:style-name="T46">Mirror</text:span><text:span text:style-name="T40"> :</text:span> <text:span text:style-name="T21">de nombreuses features implémentées, simple, rapide à prendre en main, </text:span><text:span text:style-name="T22">gratuit, </text:span><text:span text:style-name="T43">tutos sous forme de vidéos (un peu plus chiant mais à voir ce que ça vaut)</text:span></text:p>
      <text:p text:style-name="P8"/>
      <text:p text:style-name="P9"><text:span text:style-name="T46">Photon :</text:span> 2 <text:span text:style-name="T25">solutions </text:span><text:span text:style-name="T34">payantes</text:span><text:span text:style-name="T25">, fusion et quantum, </text:span></text:p>
      <text:p text:style-name="P9"><text:span text:style-name="T30">fusion : </text:span><text:span text:style-name="T21">de nombreuses features implémentées, </text:span><text:span text:style-name="T26">très optimisée, </text:span><text:span text:style-name="T27">client host, </text:span><text:span text:style-name="T28">autorité partagée, </text:span><text:span text:style-name="T29">déterministe</text:span></text:p>
      <text:p text:style-name="P11">quantum : protection contre le cheat par son design, excellentes performances, transit uniquement les inputs, <text:span text:style-name="T31">simple d’utilisation à priori, </text:span><text:span text:style-name="T32">de nombreuses features implémentées</text:span></text:p>
      <text:p text:style-name="P8"/>
      <text:p text:style-name="P10"><text:span text:style-name="T40">FishNet :</text:span> <text:span text:style-name="T33">autorité serveur, </text:span><text:span text:style-name="T35">gratuit ?, </text:span><text:span text:style-name="T21">de nombreuses features implémentées. </text:span></text:p>
      <text:p text:style-name="P25">Feedback après avoir fait le getting started : plutot simple d’utilisation, a l’air assez complet et la doc a l’air très bien aussi. <text:span text:style-name="T42">FishNet a l’air meilleur d’après internet.</text:span></text:p>
      <text:p text:style-name="P10"/>
      <text:p text:style-name="P23">choix : <text:span text:style-name="T48">FishNet : sensiblement la même chose que Mirror mais apparemment plus performant et la doc a l’air vraiment bien.</text:span></text:p>
      <text:p text:style-name="P5"/>
      <text:p text:style-name="P5"/>
      <text:p text:style-name="P22">au début : faire un systèm<text:span text:style-name="T15">e</text:span> de room avec un host et plusieurs qui rejoignent <text:span text:style-name="T45">(bien si on est pas sur d’avoir suffisamment de joueurs (par ex : possibilité pour l’host de faire start la game à 4 ou +)</text:span> ? <text:span text:style-name="T45">Ou faire comme TFT, mettre les gens en file d’attente et les faire trouver une game (bien si on est sur d’avoir assez de joueur) ?</text:span></text:p>
      <text:p text:style-name="P5"/>
      <text:p text:style-name="P24">Faire toute la logique sur le serveur et les animations / <text:span text:style-name="T39">UI</text:span> sur le client ? (semble bonne solution)</text:p>
      <text:p text:style-name="P5"/>
      <text:p text:style-name="P5">- le moteur :</text:p>
      <text:p text:style-name="P5"/>
      <text:p text:style-name="P5"><text:soft-page-break/>Unity (pour me perfectionner dessus et parce que je connais déjà un peu)</text:p>
      <text:p text:style-name="P5"/>
      <text:p text:style-name="P5">- <text:span text:style-name="T10">base de données : </text:span></text:p>
      <text:p text:style-name="P12"/>
      <text:p text:style-name="P12">PostgreSQL ? <text:span text:style-name="T41">Ou alors simplement des JSON ? </text:span><text:span text:style-name="T44">Système de connexion =&gt; BDD 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08:52:51.415000000</meta:creation-date>
    <dc:date>2025-09-18T18:57:00.911000000</dc:date>
    <meta:editing-duration>PT5H9M30S</meta:editing-duration>
    <meta:editing-cycles>68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42" meta:word-count="753" meta:character-count="4410" meta:non-whitespace-character-count="3695"/>
  </office:meta>
</office:document-meta>
</file>